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8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(2):-</text:p>
      <text:p text:style-name="P3">Aim:-</text:p>
      <text:p text:style-name="P4">Topologies using packet tracer (star,mesh,tree)</text:p>
      <text:p text:style-name="P3">Software required:-</text:p>
      <text:p text:style-name="P5">pcs,laptop,hub.</text:p>
      <text:p text:style-name="P3">Algorithm:-</text:p>
      <text:p text:style-name="P4">step1:-First create star topologie.</text:p>
      <text:p text:style-name="P4">step1.1:-Take four pc's ,one laptop and one hub.</text:p>
      <text:p text:style-name="P4">step1.2:-Connect all pc's and laptop to hub.</text:p>
      <text:p text:style-name="P4">step1.3:-Add message to one pc to another pc then the value is sucessfull then the connections are correct.</text:p>
      <text:p text:style-name="P4">step2:-Create a mesh topology.</text:p>
      <text:p text:style-name="P4">step2.1:-Take 8pc's and 4switches.</text:p>
      <text:p text:style-name="P4">step2.2:-Connect 4switches and connect 4switches to all pc's.</text:p>
      <text:p text:style-name="P4">step2.3:-Add messages to one pc to another pc then value is sucessfull then the connections are correct</text:p>
      <text:p text:style-name="P4">step3:-Create a BUS topology.</text:p>
      <text:p text:style-name="P4">step3.1:-Take 6pc's and 3hubs.</text:p>
      <text:p text:style-name="P4">step3.2:-Connect all pc's to all hubs at a single connection.</text:p>
      <text:p text:style-name="P4">step3.3:-Add messages to one pc to another pc then value is sucessfull then the connections are correct</text:p>
      <text:p text:style-name="P4">step4:-Now connect all types of topologies together.</text:p>
      <text:p text:style-name="P1"><text:soft-page-break/><draw:frame draw:style-name="fr1" draw:name="1" text:anchor-type="as-char" svg:width="5.7665in" style:rel-width="scale" svg:height="3.24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<text:s/></text:p>
      <text:p text:style-name="P1"><draw:frame draw:style-name="fr1" draw:name="2" text:anchor-type="as-char" svg:width="5.7665in" style:rel-width="scale" svg:height="3.2417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2" meta:page-count="2" meta:paragraph-count="22" meta:word-count="123" meta:character-count="850" meta:non-whitespace-character-count="745"/>
    <meta:generator>Neat_Office/6.2.8.2$Windows_x86 LibreOffice_project/</meta:generator>
  </office:meta>
</office:document-meta>
</file>